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0.875cm"/>
    </style:style>
    <style:style style:name="Tabela1.B" style:family="table-column">
      <style:table-column-properties style:column-width="2.064cm"/>
    </style:style>
    <style:style style:name="Tabela1.C" style:family="table-column">
      <style:table-column-properties style:column-width="1.3cm"/>
    </style:style>
    <style:style style:name="Tabela1.D" style:family="table-column">
      <style:table-column-properties style:column-width="1.748cm"/>
    </style:style>
    <style:style style:name="Tabela1.E" style:family="table-column">
      <style:table-column-properties style:column-width="1.859cm"/>
    </style:style>
    <style:style style:name="Tabela1.F" style:family="table-column">
      <style:table-column-properties style:column-width="1.432cm"/>
    </style:style>
    <style:style style:name="Tabela1.G" style:family="table-column">
      <style:table-column-properties style:column-width="3.829cm"/>
    </style:style>
    <style:style style:name="Tabela1.H" style:family="table-column">
      <style:table-column-properties style:column-width="3.888cm"/>
    </style:style>
    <style:style style:name="Tabela1.A1" style:family="table-cell">
      <style:table-cell-properties fo:background-color="#cc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H1" style:family="table-cell">
      <style:table-cell-properties fo:background-color="#ccffcc" fo:padding="0.097cm" fo:border="0.002cm solid #000000">
        <style:background-image/>
      </style:table-cell-properties>
    </style:style>
    <style:style style:name="Tabe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background-color="#cc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2.C1" style:family="table-cell">
      <style:table-cell-properties fo:background-color="#ccffcc" fo:padding="0.097cm" fo:border="0.002cm solid #000000">
        <style:background-image/>
      </style:table-cell-properties>
    </style:style>
    <style:style style:name="Tabela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none" fo:border-top="none" fo:border-bottom="0.002cm solid #000000"/>
    </style:style>
    <style:style style:name="Tabe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style:font-name="Tahoma" fo:font-size="10pt" style:font-size-asian="10pt" style:font-size-complex="10pt"/>
    </style:style>
    <style:style style:name="P3" style:family="paragraph" style:parent-style-name="Text_20_body" style:list-style-name="L1">
      <style:text-properties style:font-name="Tahoma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36pt" fo:font-weight="bold" style:font-size-asian="36pt" style:font-weight-asian="bold" style:font-size-complex="36pt" style:font-weight-complex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Heading" style:list-style-name="L1"/>
    <style:style style:name="P8" style:family="paragraph" style:parent-style-name="Table_20_Contents">
      <style:text-properties fo:font-size="9pt" style:font-size-asian="9pt" style:font-size-complex="9pt"/>
    </style:style>
    <style:style style:name="P9" style:family="paragraph" style:parent-style-name="Table_20_Contents">
      <style:text-properties style:font-name="Tahoma" fo:font-size="8pt" fo:text-shadow="none" style:font-size-asian="8pt" style:font-size-complex="8pt"/>
    </style:style>
    <style:style style:name="P10" style:family="paragraph" style:parent-style-name="Table_20_Contents">
      <style:text-properties style:font-name="Tahoma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Klasyfikator</text:p>
      <text:p text:style-name="P4"/>
      <text:p text:style-name="P4">Dokumentacja testowa </text:p>
      <text:p text:style-name="Standard"/>
      <text:p text:style-name="Standard"/>
      <text:p text:style-name="Standard"/>
      <text:p text:style-name="Horizontal_20_Line"/>
      <text:p text:style-name="Standard"/>
      <text:p text:style-name="P6">Monika Kogut</text:p>
      <text:p text:style-name="P6">Marta Kornaszewska</text:p>
      <text:p text:style-name="P6">Katarzyna Kuzawska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Heading"><text:soft-page-break/>1. Przebieg testów</text:p>
      <text:p text:style-name="P2">Dla każdego z etapów testy były przeprowadzane na zbiorze generowanym na początku programu. (Spośród elementów generowanych rozkładem jednorodnym, a następnie zaburzanych rozkładem normalnym – wylosowano część elementów <text:s/>- np. 20 %, które trafiały do zbioru testowego, pozostałe należały do zbioru uczącego.</text:p>
      <text:p text:style-name="P2">Na wejście skonstruowanego automatu dawano element ze zbioru testowego (jako, że generowaliśmy ten zbiór na początku wykonania programu, to wiemy jaki z rozpoznawanych symboli reprezentuje). Jeśli wynik nie jest zgodny z rzeczywiście reprezentowanym symbolem, to dodajemy wartość 1 do sumy błędów, jeśli wynik jest poprawny – dodajemy 0.</text:p>
      <text:p text:style-name="P2">Po wykonaniu obliczeń dla każdego z wektorów zbioru testowego, obliczamy stosunek liczby błędów do rozmiaru zbioru testowego.</text:p>
      <text:p text:style-name="Heading">2. Wyniki testów </text:p>
      <text:h text:style-name="Heading_20_1" text:outline-level="1">2.1. Etap I</text:h>
      <text:p text:style-name="Text_20_body">Automat deterministyczny, bez elementów obcych</text:p>
      <text:h text:style-name="Heading_20_2" text:outline-level="2">Dane generowane losowo</text:h>
      <text:p text:style-name="Text_20_body"/>
      <text:p text:style-name="P1">Parametry wywołania PSO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row>
          <table:table-cell table:style-name="Tabela1.A1" office:value-type="string">
            <text:p text:style-name="P9">test</text:p>
          </table:table-cell>
          <table:table-cell table:style-name="Tabela1.A1" office:value-type="string">
            <text:p text:style-name="P9">Liczba iteracji</text:p>
          </table:table-cell>
          <table:table-cell table:style-name="Tabela1.A1" office:value-type="string">
            <text:p text:style-name="P9">Rozmiar </text:p>
            <text:p text:style-name="P9">roju</text:p>
          </table:table-cell>
          <table:table-cell table:style-name="Tabela1.A1" office:value-type="string">
            <text:p text:style-name="P9">Liczba cech</text:p>
          </table:table-cell>
          <table:table-cell table:style-name="Tabela1.A1" office:value-type="string">
            <text:p text:style-name="P9">Liczba kopii</text:p>
            <text:p text:style-name="P9"><text:s/>klas</text:p>
          </table:table-cell>
          <table:table-cell table:style-name="Tabela1.A1" office:value-type="string">
            <text:p text:style-name="P9">Liczba </text:p>
            <text:p text:style-name="P9">klas</text:p>
          </table:table-cell>
          <table:table-cell table:style-name="Tabela1.A1" office:value-type="string">
            <text:p text:style-name="P9">Dyskretyzacja</text:p>
            <text:p text:style-name="P9">(liczba podprzedziałów)</text:p>
          </table:table-cell>
          <table:table-cell table:style-name="Tabela1.H1" office:value-type="string">
            <text:p text:style-name="P9">Przedział </text:p>
            <text:p text:style-name="P9">wartości cech</text:p>
          </table:table-cell>
        </table:table-row>
        <table:table-row>
          <table:table-cell table:style-name="Tabela1.A2" office:value-type="float" office:value="1">
            <text:p text:style-name="P8">1</text:p>
          </table:table-cell>
          <table:table-cell table:style-name="Tabela1.A2" office:value-type="float" office:value="50">
            <text:p text:style-name="P8">50</text:p>
          </table:table-cell>
          <table:table-cell table:style-name="Tabela1.A2" office:value-type="float" office:value="20">
            <text:p text:style-name="P8">20</text:p>
          </table:table-cell>
          <table:table-cell table:style-name="Tabela1.A2" office:value-type="float" office:value="5">
            <text:p text:style-name="P8">5</text:p>
          </table:table-cell>
          <table:table-cell table:style-name="Tabela1.A2" office:value-type="float" office:value="50">
            <text:p text:style-name="P8">50</text:p>
          </table:table-cell>
          <table:table-cell table:style-name="Tabela1.A2" office:value-type="float" office:value="10">
            <text:p text:style-name="P8">10</text:p>
          </table:table-cell>
          <table:table-cell table:style-name="Tabela1.A2" office:value-type="float" office:value="5">
            <text:p text:style-name="P8">5</text:p>
          </table:table-cell>
          <table:table-cell table:style-name="Tabela1.H2" office:value-type="string">
            <text:p text:style-name="P8">[0;20]</text:p>
          </table:table-cell>
        </table:table-row>
        <table:table-row>
          <table:table-cell table:style-name="Tabela1.A2" office:value-type="float" office:value="2">
            <text:p text:style-name="P8">2</text:p>
          </table:table-cell>
          <table:table-cell table:style-name="Tabela1.A2" office:value-type="float" office:value="100">
            <text:p text:style-name="P8">100</text:p>
          </table:table-cell>
          <table:table-cell table:style-name="Tabela1.A2" office:value-type="float" office:value="40">
            <text:p text:style-name="P8">40</text:p>
          </table:table-cell>
          <table:table-cell table:style-name="Tabela1.A2" office:value-type="float" office:value="5">
            <text:p text:style-name="P8">5</text:p>
          </table:table-cell>
          <table:table-cell table:style-name="Tabela1.A2" office:value-type="float" office:value="50">
            <text:p text:style-name="P8">50</text:p>
          </table:table-cell>
          <table:table-cell table:style-name="Tabela1.A2" office:value-type="float" office:value="10">
            <text:p text:style-name="P8">10</text:p>
          </table:table-cell>
          <table:table-cell table:style-name="Tabela1.A2" office:value-type="float" office:value="5">
            <text:p text:style-name="P8">5</text:p>
          </table:table-cell>
          <table:table-cell table:style-name="Tabela1.H2" office:value-type="string">
            <text:p text:style-name="P8">[0;20]</text:p>
          </table:table-cell>
        </table:table-row>
      </table:table>
      <text:p text:style-name="Text_20_body"/>
      <text:p text:style-name="Text_20_body"><text:span text:style-name="T1">Wyniki</text:span></text:p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10">test</text:p>
          </table:table-cell>
          <table:table-cell table:style-name="Tabela2.A1" office:value-type="string">
            <text:p text:style-name="P10">Błąd (%)</text:p>
          </table:table-cell>
          <table:table-cell table:style-name="Tabela2.C1" office:value-type="string">
            <text:p text:style-name="P10">Czas obliczeń (s)</text:p>
          </table:table-cell>
        </table:table-row>
        <table:table-row>
          <table:table-cell table:style-name="Tabela2.A2" office:value-type="float" office:value="1">
            <text:p text:style-name="P8">1</text:p>
          </table:table-cell>
          <table:table-cell table:style-name="Tabela2.B2" office:value-type="string">
            <text:p text:style-name="P8"/>
          </table:table-cell>
          <table:table-cell table:style-name="Tabela2.C2" office:value-type="string">
            <text:p text:style-name="P8"/>
          </table:table-cell>
        </table:table-row>
        <table:table-row>
          <table:table-cell table:style-name="Tabela2.A2" office:value-type="float" office:value="2">
            <text:p text:style-name="P8">2</text:p>
          </table:table-cell>
          <table:table-cell table:style-name="Tabela2.B2" office:value-type="string">
            <text:p text:style-name="P8"/>
          </table:table-cell>
          <table:table-cell table:style-name="Tabela2.C2" office:value-type="string">
            <text:p text:style-name="P8"/>
          </table:table-cell>
        </table:table-row>
      </table:table>
      <text:p text:style-name="Text_20_body"/>
      <text:h text:style-name="Heading_20_2" text:outline-level="2">Dane czytane z pliku</text:h>
      <text:p text:style-name="Text_20_body"/>
      <text:p text:style-name="Text_20_body"/>
      <text:p text:style-name="P1"/>
      <text:p text:style-name="P1"/>
      <text:h text:style-name="Heading_20_1" text:outline-level="1">2.2. Etap II</text:h>
      <text:p text:style-name="Text_20_body"/>
      <text:h text:style-name="Heading_20_1" text:outline-level="1">2.3. Etap III</text:h>
      <text:p text:style-name="Text_20_body"/>
      <text:list xml:id="list496884990033683526" text:style-name="L1">
        <text:list-header>
          <text:p text:style-name="P7"><text:soft-page-break/>3. Wnioski</text:p>
          <text:p text:style-name="P3">3.1. Obliczenia dla kolejnych etapów trwały coraz dłużej, co wynikało z różnych funkcji błędu zastosowanych do obliczeń (coraz większy stopień skomplikowania obliczeń <text:s/>i zwiększenie rozmiaru funkcji przejścia – w przypadku 3 etapu)</text:p>
          <text:p text:style-name="P3">3.2. Czynnikami które wpływają na zwiększenie dokładności automatu są :</text:p>
          <text:p text:style-name="P3">zwiększenie liczby iteracji algorytmu PSO, zwiększenie wielkości roju,</text:p>
          <text:p text:style-name="P3">zwiększenie liczby podziałów (dyskretyzacji zbioru wartości cech). Jednocześnie zwiększenie wartości tych parametrów spowalnia znacząco obliczenia, ze względu na konieczność wykonania większej liczby obliczeń. </text:p>
        </text:list-header>
      </text:list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2-18T17:50:17.30</meta:creation-date>
    <meta:document-statistic meta:table-count="2" meta:image-count="0" meta:object-count="0" meta:page-count="3" meta:paragraph-count="57" meta:word-count="263" meta:character-count="1825"/>
    <dc:date>2014-12-18T18:41:00.97</dc:date>
    <meta:editing-duration>PT1M11S</meta:editing-duration>
    <meta:editing-cycles>1</meta:editing-cycles>
    <meta:generator>OpenOffice/4.1.1$Win32 OpenOffice.org_project/411m6$Build-9775</meta:generator>
  </office:meta>
</office:document-meta>
</file>